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686cm" fo:margin-left="0.011cm" fo:margin-right="0.303cm" table:align="margins" style:writing-mode="lr-tb"/>
    </style:style>
    <style:style style:name="Таблица2.A" style:family="table-column">
      <style:table-column-properties style:column-width="6.526cm" style:rel-column-width="25632*"/>
    </style:style>
    <style:style style:name="Таблица2.B" style:family="table-column">
      <style:table-column-properties style:column-width="3.687cm" style:rel-column-width="14478*"/>
    </style:style>
    <style:style style:name="Таблица2.C" style:family="table-column">
      <style:table-column-properties style:column-width="3.316cm" style:rel-column-width="13023*"/>
    </style:style>
    <style:style style:name="Таблица2.D" style:family="table-column">
      <style:table-column-properties style:column-width="3.157cm" style:rel-column-width="12402*"/>
    </style:style>
    <style:style style:name="Таблица2.1" style:family="table-row">
      <style:table-row-properties style:min-row-height="0.416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0.834cm" style:keep-together="true" fo:keep-together="auto"/>
    </style:style>
    <style:style style:name="Таблица3" style:family="table">
      <style:table-properties style:width="16.669cm" fo:margin-left="0.028cm" fo:margin-right="0.303cm" table:align="margins" style:writing-mode="lr-tb"/>
    </style:style>
    <style:style style:name="Таблица3.A" style:family="table-column">
      <style:table-column-properties style:column-width="6.509cm" style:rel-column-width="25589*"/>
    </style:style>
    <style:style style:name="Таблица3.B" style:family="table-column">
      <style:table-column-properties style:column-width="3.687cm" style:rel-column-width="14493*"/>
    </style:style>
    <style:style style:name="Таблица3.C" style:family="table-column">
      <style:table-column-properties style:column-width="3.316cm" style:rel-column-width="13037*"/>
    </style:style>
    <style:style style:name="Таблица3.D" style:family="table-column">
      <style:table-column-properties style:column-width="3.157cm" style:rel-column-width="12416*"/>
    </style:style>
    <style:style style:name="Таблица3.1" style:family="table-row">
      <style:table-row-properties style:min-row-height="0.416cm" style:keep-together="true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min-row-height="0.834cm" style:keep-together="true" fo:keep-together="auto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Без_20_интервала">
      <style:text-properties style:font-name="Times New Roman" fo:font-size="10pt" style:font-size-asian="10pt" style:font-size-complex="10pt"/>
    </style:style>
    <style:style style:name="P11" style:family="paragraph" style:parent-style-name="Без_20_интервала">
      <style:paragraph-properties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Без_20_интервала">
      <style:text-properties style:font-name="Times New Roman" fo:font-size="10pt" fo:language="ru" fo:country="RU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3" style:family="paragraph" style:parent-style-name="Без_20_интервала">
      <style:paragraph-properties fo:text-align="center" style:justify-single-word="false"/>
      <style:text-properties style:font-name="Times New Roman" fo:font-size="10pt" fo:language="ru" fo:country="RU" style:font-size-asian="10pt" style:font-size-complex="10pt" style:font-weight-complex="bold"/>
    </style:style>
    <style:style style:name="P14" style:family="paragraph" style:parent-style-name="Без_20_интервала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5" style:family="paragraph" style:parent-style-name="Без_20_интервала">
      <style:paragraph-properties style:snap-to-layout-gri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Без_20_интервала">
      <style:text-properties fo:font-size="10pt" style:font-size-asian="10pt" style:font-size-complex="10pt"/>
    </style:style>
    <style:style style:name="P17" style:family="paragraph" style:parent-style-name="Без_20_интервала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9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area form:name="StudyViewprotocol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Шешеня Т.В."/>
            <form:item form:label="Тимошенко С.А."/>
            <form:item form:label="Зубкова Т.М."/>
            <form:item form:label="Вологжанина Н.А."/>
          </form:combobox>
          <form:combobox form:name="Поле со списком 2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Гиниатуллина Г.Н."/>
            <form:item form:label="Букина Б.Б."/>
            <form:item form:label="Иригбаева А.Е."/>
            <form:item form:label="Иванова О.И."/>
            <form:item form:label="Хозяшева Д.А."/>
            <form:item form:label="Донских А.И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9" svg:width="1.706cm" svg:height="0.5cm" svg:x="2.039cm" svg:y="4.794cm" draw:control="control1"/>
      <draw:control text:anchor-type="page" text:anchor-page-number="1" draw:z-index="2" draw:style-name="gr1" draw:text-style-name="P19" svg:width="4.493cm" svg:height="0.5cm" svg:x="2.039cm" svg:y="5.872cm" draw:control="control2"/>
      <draw:control text:anchor-type="page" text:anchor-page-number="1" draw:z-index="3" draw:style-name="gr1" draw:text-style-name="P19" svg:width="1.502cm" svg:height="0.5cm" svg:x="11.61cm" svg:y="5.812cm" draw:control="control3"/>
      <draw:control text:anchor-type="page" text:anchor-page-number="1" draw:z-index="4" draw:style-name="gr2" draw:text-style-name="P19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8" text:outline-level="1"/>
      <text:h text:style-name="P18" text:outline-level="1">ПРОТОКОЛ</text:h>
      <text:p text:style-name="P13">ЦВЕТНОГО ДОППЛЕРОВСКОГО КАРТИРОВАНИЯ <text:s/>ПОЧЕЧНЫХ <text:s/>АРТЕРИЙ</text:p>
      <text:p text:style-name="P6"/>
      <text:p text:style-name="P6"><draw:control text:anchor-type="paragraph" draw:z-index="5" draw:style-name="gr3" draw:text-style-name="P20" svg:width="11.875cm" svg:height="0.421cm" svg:x="1.55cm" svg:y="0.282cm" draw:control="control5"/></text:p>
      <text:p text:style-name="P2"><draw:control text:anchor-type="paragraph" draw:z-index="6" draw:style-name="gr3" draw:text-style-name="P20" svg:width="2.664cm" svg:height="0.421cm" svg:x="3.085cm" svg:y="0.374cm" draw:control="control6"/></text:p>
      <text:p text:style-name="P2"><draw:control text:anchor-type="paragraph" draw:z-index="7" draw:style-name="gr3" draw:text-style-name="P20" svg:width="5.529cm" svg:height="0.421cm" svg:x="3.907cm" svg:y="0.386cm" draw:control="control7"/><draw:control text:anchor-type="paragraph" draw:z-index="8" draw:style-name="gr3" draw:text-style-name="P20" svg:width="2.421cm" svg:height="0.421cm" svg:x="10.987cm" svg:y="0.406cm" draw:control="control8"/></text:p>
      <text:p text:style-name="P10"/>
      <text:p text:style-name="P10"/>
      <text:p text:style-name="P14">СПРАВА: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1">Сосуд</text:p>
          </table:table-cell>
          <table:table-cell table:style-name="Таблица2.A1" office:value-type="string">
            <text:p text:style-name="P11">СПК, см/с</text:p>
          </table:table-cell>
          <table:table-cell table:style-name="Таблица2.A1" office:value-type="string">
            <text:p text:style-name="P17"><text:span text:style-name="T4">R</text:span><text:span text:style-name="T3">I</text:span></text:p>
          </table:table-cell>
          <table:table-cell table:style-name="Таблица2.D1" office:value-type="string">
            <text:p text:style-name="P17"><text:span text:style-name="T4">S</text:span><text:span text:style-name="T3">/</text:span><text:span text:style-name="T4">D</text:span></text:p>
          </table:table-cell>
        </table:table-row>
        <table:table-row table:style-name="Таблица2.2">
          <table:table-cell table:style-name="Таблица2.A1" office:value-type="string">
            <text:p text:style-name="P11">Устье почечной артерии</text:p>
          </table:table-cell>
          <table:table-cell table:style-name="Таблица2.A1" office:value-type="string">
            <text:p text:style-name="P5"><text:bookmark-start text:name="СпСосУстПочАрСПК"/><draw:control text:anchor-type="as-char" svg:y="-0.259cm" draw:z-index="13" draw:style-name="gr6" draw:text-style-name="P23" svg:width="0.888cm" svg:height="0.35cm" draw:control="control13"/><text:bookmark-end text:name="СпСосУстПочАрСПК"/></text:p>
          </table:table-cell>
          <table:table-cell table:style-name="Таблица2.A1" office:value-type="string">
            <text:p text:style-name="P5"><draw:control text:anchor-type="as-char" svg:y="-0.259cm" draw:z-index="18" draw:style-name="gr6" draw:text-style-name="P23" svg:width="0.888cm" svg:height="0.35cm" draw:control="control18"/></text:p>
          </table:table-cell>
          <table:table-cell table:style-name="Таблица2.D1" office:value-type="string">
            <text:p text:style-name="P5"><text:bookmark-start text:name="СпСосУстПочАрSD"/><draw:control text:anchor-type="as-char" svg:y="-0.259cm" draw:z-index="23" draw:style-name="gr6" draw:text-style-name="P23" svg:width="0.888cm" svg:height="0.35cm" draw:control="control23"/><text:bookmark-end text:name="СпСосУстПочАрSD"/></text:p>
          </table:table-cell>
        </table:table-row>
        <table:table-row table:style-name="Таблица2.2">
          <table:table-cell table:style-name="Таблица2.A1" office:value-type="string">
            <text:p text:style-name="P11">Ствол почечной артерии</text:p>
          </table:table-cell>
          <table:table-cell table:style-name="Таблица2.A1" office:value-type="string">
            <text:p text:style-name="P5"><text:bookmark-start text:name="СпСосСтвПочАрСПК"/><draw:control text:anchor-type="as-char" svg:y="-0.259cm" draw:z-index="14" draw:style-name="gr6" draw:text-style-name="P23" svg:width="0.888cm" svg:height="0.35cm" draw:control="control14"/><text:bookmark-end text:name="СпСосСтвПочАрСПК"/></text:p>
          </table:table-cell>
          <table:table-cell table:style-name="Таблица2.A1" office:value-type="string">
            <text:p text:style-name="P5"><text:bookmark-start text:name="СпСосСтвПочАрRI"/><draw:control text:anchor-type="as-char" svg:y="-0.259cm" draw:z-index="19" draw:style-name="gr6" draw:text-style-name="P23" svg:width="0.888cm" svg:height="0.35cm" draw:control="control19"/><text:bookmark-end text:name="СпСосСтвПочАрRI"/></text:p>
          </table:table-cell>
          <table:table-cell table:style-name="Таблица2.D1" office:value-type="string">
            <text:p text:style-name="P5"><text:bookmark-start text:name="СпСосСтвПочАрSD"/><draw:control text:anchor-type="as-char" svg:y="-0.259cm" draw:z-index="24" draw:style-name="gr6" draw:text-style-name="P23" svg:width="0.888cm" svg:height="0.35cm" draw:control="control24"/><text:bookmark-end text:name="СпСосСтвПочАрSD"/></text:p>
          </table:table-cell>
        </table:table-row>
        <table:table-row table:style-name="Таблица2.2">
          <table:table-cell table:style-name="Таблица2.A1" office:value-type="string">
            <text:p text:style-name="P11">Сегментарные артерии</text:p>
          </table:table-cell>
          <table:table-cell table:style-name="Таблица2.A1" office:value-type="string">
            <text:p text:style-name="P5"><text:bookmark-start text:name="СпСосСегмАрСПК"/><draw:control text:anchor-type="as-char" svg:y="-0.259cm" draw:z-index="15" draw:style-name="gr6" draw:text-style-name="P23" svg:width="0.888cm" svg:height="0.35cm" draw:control="control15"/><text:bookmark-end text:name="СпСосСегмАрСПК"/></text:p>
          </table:table-cell>
          <table:table-cell table:style-name="Таблица2.A1" office:value-type="string">
            <text:p text:style-name="P5"><text:bookmark-start text:name="СпСосСегмАрRI"/><draw:control text:anchor-type="as-char" svg:y="-0.259cm" draw:z-index="20" draw:style-name="gr6" draw:text-style-name="P23" svg:width="0.888cm" svg:height="0.35cm" draw:control="control20"/><text:bookmark-end text:name="СпСосСегмАрRI"/></text:p>
          </table:table-cell>
          <table:table-cell table:style-name="Таблица2.D1" office:value-type="string">
            <text:p text:style-name="P5"><text:bookmark-start text:name="СпСосСегмАрSD"/><draw:control text:anchor-type="as-char" svg:y="-0.259cm" draw:z-index="25" draw:style-name="gr6" draw:text-style-name="P23" svg:width="0.888cm" svg:height="0.35cm" draw:control="control25"/><text:bookmark-end text:name="СпСосСегмАрSD"/></text:p>
          </table:table-cell>
        </table:table-row>
        <table:table-row table:style-name="Таблица2.2">
          <table:table-cell table:style-name="Таблица2.A1" office:value-type="string">
            <text:p text:style-name="P11">Междолевые артерии</text:p>
          </table:table-cell>
          <table:table-cell table:style-name="Таблица2.A1" office:value-type="string">
            <text:p text:style-name="P5"><text:bookmark-start text:name="СпСосМеждАрСПК"/><draw:control text:anchor-type="as-char" svg:y="-0.259cm" draw:z-index="16" draw:style-name="gr6" draw:text-style-name="P23" svg:width="0.888cm" svg:height="0.35cm" draw:control="control16"/><text:bookmark-end text:name="СпСосМеждАрСПК"/></text:p>
          </table:table-cell>
          <table:table-cell table:style-name="Таблица2.A1" office:value-type="string">
            <text:p text:style-name="P5"><text:bookmark-start text:name="СпСосМеждАрRI"/><draw:control text:anchor-type="as-char" svg:y="-0.259cm" draw:z-index="21" draw:style-name="gr6" draw:text-style-name="P23" svg:width="0.888cm" svg:height="0.35cm" draw:control="control21"/><text:bookmark-end text:name="СпСосМеждАрRI"/></text:p>
          </table:table-cell>
          <table:table-cell table:style-name="Таблица2.D1" office:value-type="string">
            <text:p text:style-name="P5"><text:bookmark-start text:name="СпСосМеждАрSD"/><draw:control text:anchor-type="as-char" svg:y="-0.259cm" draw:z-index="26" draw:style-name="gr6" draw:text-style-name="P23" svg:width="0.888cm" svg:height="0.35cm" draw:control="control26"/><text:bookmark-end text:name="СпСосМеждАрSD"/></text:p>
          </table:table-cell>
        </table:table-row>
        <table:table-row table:style-name="Таблица2.2">
          <table:table-cell table:style-name="Таблица2.A1" office:value-type="string">
            <text:p text:style-name="P11">Дуговые артерии</text:p>
          </table:table-cell>
          <table:table-cell table:style-name="Таблица2.A1" office:value-type="string">
            <text:p text:style-name="P5"><text:bookmark-start text:name="СпСосДугАрСПК"/><draw:control text:anchor-type="as-char" svg:y="-0.259cm" draw:z-index="17" draw:style-name="gr6" draw:text-style-name="P23" svg:width="0.888cm" svg:height="0.35cm" draw:control="control17"/><text:bookmark-end text:name="СпСосДугАрСПК"/></text:p>
          </table:table-cell>
          <table:table-cell table:style-name="Таблица2.A1" office:value-type="string">
            <text:p text:style-name="P5"><text:bookmark-start text:name="СпСосДугАрRI"/><draw:control text:anchor-type="as-char" svg:y="-0.259cm" draw:z-index="22" draw:style-name="gr6" draw:text-style-name="P23" svg:width="0.888cm" svg:height="0.35cm" draw:control="control22"/><text:bookmark-end text:name="СпСосДугАрRI"/></text:p>
          </table:table-cell>
          <table:table-cell table:style-name="Таблица2.D1" office:value-type="string">
            <text:p text:style-name="P5"><text:bookmark-start text:name="СпСосДугАрSD"/><draw:control text:anchor-type="as-char" svg:y="-0.259cm" draw:z-index="27" draw:style-name="gr6" draw:text-style-name="P23" svg:width="0.888cm" svg:height="0.35cm" draw:control="control27"/><text:bookmark-end text:name="СпСосДугАрSD"/></text:p>
          </table:table-cell>
        </table:table-row>
      </table:table>
      <text:p text:style-name="P16"/>
      <text:p text:style-name="P14">СЛЕВА:</text:p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1">Сосуд</text:p>
          </table:table-cell>
          <table:table-cell table:style-name="Таблица3.A1" office:value-type="string">
            <text:p text:style-name="P11">СПК, см/с</text:p>
          </table:table-cell>
          <table:table-cell table:style-name="Таблица3.A1" office:value-type="string">
            <text:p text:style-name="P17"><text:span text:style-name="T4">R</text:span><text:span text:style-name="T3">I</text:span></text:p>
          </table:table-cell>
          <table:table-cell table:style-name="Таблица3.D1" office:value-type="string">
            <text:p text:style-name="P15">S/D</text:p>
          </table:table-cell>
        </table:table-row>
        <table:table-row table:style-name="Таблица3.2">
          <table:table-cell table:style-name="Таблица3.A1" office:value-type="string">
            <text:p text:style-name="P11">Устье почечной артерии</text:p>
          </table:table-cell>
          <table:table-cell table:style-name="Таблица3.A1" office:value-type="string">
            <text:p text:style-name="P5"><text:bookmark-start text:name="СлСосУстПочАрСПК"/><draw:control text:anchor-type="as-char" svg:y="-0.259cm" draw:z-index="28" draw:style-name="gr6" draw:text-style-name="P23" svg:width="0.888cm" svg:height="0.35cm" draw:control="control28"/><text:bookmark-end text:name="СлСосУстПочАрСПК"/></text:p>
          </table:table-cell>
          <table:table-cell table:style-name="Таблица3.A1" office:value-type="string">
            <text:p text:style-name="P5"><text:bookmark-start text:name="СлСосУстПочАрRI"/><draw:control text:anchor-type="as-char" svg:y="-0.259cm" draw:z-index="33" draw:style-name="gr6" draw:text-style-name="P23" svg:width="0.888cm" svg:height="0.35cm" draw:control="control33"/><text:bookmark-end text:name="СлСосУстПочАрRI"/></text:p>
          </table:table-cell>
          <table:table-cell table:style-name="Таблица3.D1" office:value-type="string">
            <text:p text:style-name="P5"><text:bookmark-start text:name="СлСосУстПочАрSD"/><draw:control text:anchor-type="as-char" svg:y="-0.259cm" draw:z-index="38" draw:style-name="gr6" draw:text-style-name="P23" svg:width="0.888cm" svg:height="0.35cm" draw:control="control38"/><text:bookmark-end text:name="СлСосУстПочАрSD"/></text:p>
          </table:table-cell>
        </table:table-row>
        <table:table-row table:style-name="Таблица3.2">
          <table:table-cell table:style-name="Таблица3.A1" office:value-type="string">
            <text:p text:style-name="P11">Ствол почечной артерии</text:p>
          </table:table-cell>
          <table:table-cell table:style-name="Таблица3.A1" office:value-type="string">
            <text:p text:style-name="P5"><text:bookmark-start text:name="СлСосСтвПочАрСПК"/><draw:control text:anchor-type="as-char" svg:y="-0.259cm" draw:z-index="29" draw:style-name="gr6" draw:text-style-name="P23" svg:width="0.888cm" svg:height="0.35cm" draw:control="control29"/><text:bookmark-end text:name="СлСосСтвПочАрСПК"/></text:p>
          </table:table-cell>
          <table:table-cell table:style-name="Таблица3.A1" office:value-type="string">
            <text:p text:style-name="P5"><text:bookmark-start text:name="СлСосСтвПочАрRI"/><draw:control text:anchor-type="as-char" svg:y="-0.259cm" draw:z-index="34" draw:style-name="gr6" draw:text-style-name="P23" svg:width="0.888cm" svg:height="0.35cm" draw:control="control34"/><text:bookmark-end text:name="СлСосСтвПочАрRI"/></text:p>
          </table:table-cell>
          <table:table-cell table:style-name="Таблица3.D1" office:value-type="string">
            <text:p text:style-name="P5"><text:bookmark-start text:name="СлСосСтвПочАрSD"/><draw:control text:anchor-type="as-char" svg:y="-0.259cm" draw:z-index="39" draw:style-name="gr6" draw:text-style-name="P23" svg:width="0.888cm" svg:height="0.35cm" draw:control="control39"/><text:bookmark-end text:name="СлСосСтвПочАрSD"/></text:p>
          </table:table-cell>
        </table:table-row>
        <table:table-row table:style-name="Таблица3.2">
          <table:table-cell table:style-name="Таблица3.A1" office:value-type="string">
            <text:p text:style-name="P11">Сегментарные артерии</text:p>
          </table:table-cell>
          <table:table-cell table:style-name="Таблица3.A1" office:value-type="string">
            <text:p text:style-name="P5"><text:bookmark-start text:name="СлСосСегмАрСПК"/><draw:control text:anchor-type="as-char" svg:y="-0.259cm" draw:z-index="30" draw:style-name="gr6" draw:text-style-name="P23" svg:width="0.888cm" svg:height="0.35cm" draw:control="control30"/><text:bookmark-end text:name="СлСосСегмАрСПК"/></text:p>
          </table:table-cell>
          <table:table-cell table:style-name="Таблица3.A1" office:value-type="string">
            <text:p text:style-name="P5"><text:bookmark-start text:name="СлСосСегмАрRI"/><draw:control text:anchor-type="as-char" svg:y="-0.259cm" draw:z-index="35" draw:style-name="gr6" draw:text-style-name="P23" svg:width="0.888cm" svg:height="0.35cm" draw:control="control35"/><text:bookmark-end text:name="СлСосСегмАрRI"/></text:p>
          </table:table-cell>
          <table:table-cell table:style-name="Таблица3.D1" office:value-type="string">
            <text:p text:style-name="P5"><text:bookmark-start text:name="СлСосСегмАрSD"/><draw:control text:anchor-type="as-char" svg:y="-0.259cm" draw:z-index="40" draw:style-name="gr6" draw:text-style-name="P23" svg:width="0.888cm" svg:height="0.35cm" draw:control="control40"/><text:bookmark-end text:name="СлСосСегмАрSD"/></text:p>
          </table:table-cell>
        </table:table-row>
        <table:table-row table:style-name="Таблица3.2">
          <table:table-cell table:style-name="Таблица3.A1" office:value-type="string">
            <text:p text:style-name="P11">Междолевые артерии</text:p>
          </table:table-cell>
          <table:table-cell table:style-name="Таблица3.A1" office:value-type="string">
            <text:p text:style-name="P5"><text:bookmark-start text:name="СлСосМеждАрСПК"/><draw:control text:anchor-type="as-char" svg:y="-0.259cm" draw:z-index="31" draw:style-name="gr6" draw:text-style-name="P23" svg:width="0.888cm" svg:height="0.35cm" draw:control="control31"/><text:bookmark-end text:name="СлСосМеждАрСПК"/></text:p>
          </table:table-cell>
          <table:table-cell table:style-name="Таблица3.A1" office:value-type="string">
            <text:p text:style-name="P5"><text:bookmark-start text:name="СлСосМеждАрRI"/><draw:control text:anchor-type="as-char" svg:y="-0.259cm" draw:z-index="36" draw:style-name="gr6" draw:text-style-name="P23" svg:width="0.888cm" svg:height="0.35cm" draw:control="control36"/><text:bookmark-end text:name="СлСосМеждАрRI"/></text:p>
          </table:table-cell>
          <table:table-cell table:style-name="Таблица3.D1" office:value-type="string">
            <text:p text:style-name="P5"><text:bookmark-start text:name="СлСосМеждАрSD"/><draw:control text:anchor-type="as-char" svg:y="-0.259cm" draw:z-index="41" draw:style-name="gr6" draw:text-style-name="P23" svg:width="0.888cm" svg:height="0.35cm" draw:control="control41"/><text:bookmark-end text:name="СлСосМеждАрSD"/></text:p>
          </table:table-cell>
        </table:table-row>
        <table:table-row table:style-name="Таблица3.2">
          <table:table-cell table:style-name="Таблица3.A1" office:value-type="string">
            <text:p text:style-name="P11">Дуговые артерии</text:p>
          </table:table-cell>
          <table:table-cell table:style-name="Таблица3.A1" office:value-type="string">
            <text:p text:style-name="P5"><text:bookmark-start text:name="СлСосДугАрСПК"/><draw:control text:anchor-type="as-char" svg:y="-0.259cm" draw:z-index="32" draw:style-name="gr6" draw:text-style-name="P23" svg:width="0.888cm" svg:height="0.35cm" draw:control="control32"/><text:bookmark-end text:name="СлСосДугАрСПК"/></text:p>
          </table:table-cell>
          <table:table-cell table:style-name="Таблица3.A1" office:value-type="string">
            <text:p text:style-name="P5"><text:bookmark-start text:name="СлСосДугАрRI"/><draw:control text:anchor-type="as-char" svg:y="-0.259cm" draw:z-index="37" draw:style-name="gr6" draw:text-style-name="P23" svg:width="0.888cm" svg:height="0.35cm" draw:control="control37"/><text:bookmark-end text:name="СлСосДугАрRI"/></text:p>
          </table:table-cell>
          <table:table-cell table:style-name="Таблица3.D1" office:value-type="string">
            <text:p text:style-name="P5"><text:bookmark-start text:name="СлСосДугАрSD"/><draw:control text:anchor-type="as-char" svg:y="-0.259cm" draw:z-index="42" draw:style-name="gr6" draw:text-style-name="P23" svg:width="0.888cm" svg:height="0.35cm" draw:control="control42"/><text:bookmark-end text:name="СлСосДугАрSD"/></text:p>
          </table:table-cell>
        </table:table-row>
      </table:table>
      <text:p text:style-name="P12"/>
      <text:p text:style-name="P16"><draw:control text:anchor-type="paragraph" draw:z-index="10" draw:style-name="gr3" draw:text-style-name="P22" svg:width="14.941cm" svg:height="0.38cm" svg:x="2.044cm" svg:y="0.002cm" draw:control="control10"/>Заключение: <text:s text:c="2"/></text:p>
      <text:p text:style-name="P8"><draw:control text:anchor-type="paragraph" draw:z-index="9" draw:style-name="gr4" draw:text-style-name="P21" svg:width="0.003cm" svg:height="0.003cm" svg:x="0cm" svg:y="0cm" draw:control="control9"/></text:p>
      <text:p text:style-name="P8">Врач: <draw:control text:anchor-type="as-char" draw:z-index="11" draw:style-name="gr5" draw:text-style-name="P21" svg:width="4.67cm" svg:height="0.421cm" draw:control="control11"/></text:p>
      <text:p text:style-name="P7">Медицинский регистратор: <draw:control text:anchor-type="as-char" draw:z-index="12" draw:style-name="gr5" draw:text-style-name="P21" svg:width="4.234cm" svg:height="0.421cm" draw:control="control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8:26:36.59</dc:date>
    <dc:creator>Дмитрий Деренок</dc:creator>
    <meta:editing-duration>PT15H57M38S</meta:editing-duration>
    <meta:editing-cycles>50</meta:editing-cycles>
    <meta:generator>OpenOffice.org/3.2$Win32 OpenOffice.org_project/320m12$Build-9483</meta:generator>
    <meta:document-statistic meta:table-count="3" meta:image-count="1" meta:object-count="0" meta:page-count="1" meta:paragraph-count="59" meta:word-count="69" meta:character-count="569"/>
  </office:meta>
</office:document-meta>
</file>